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2.044cm" svg:y="18.429cm">
            <draw:object draw:notify-on-update-of-ranges="Sheet1.J1:Sheet1.J68 Sheet1.K1:Sheet1.K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21cm" svg:y="0.1cm">
            <draw:object draw:notify-on-update-of-ranges="Sheet1.H1:Sheet1.H68 Sheet1.I1:Sheet1.I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0"/>
          <table:table-cell office:value-type="float" office:value="32370" calcext:value-type="float">
            <text:p>32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6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6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9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00/00/00</text:date>, <text:time style:data-style-name="N2" text:time-value="16:29:02.33398779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1-08-28T16:35:47.322618684</dc:date>
    <meta:editing-duration>PT7H53M41S</meta:editing-duration>
    <meta:editing-cycles>116</meta:editing-cycles>
    <meta:generator>LibreOffice/6.4.7.2$Linux_X86_64 LibreOffice_project/40$Build-2</meta:generator>
    <meta:document-statistic meta:table-count="1" meta:cell-count="78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68" svg:x="0.32cm" svg:y="0.18cm" svg:width="12.097cm" svg:height="8.64cm">
          <chartooo:coordinate-region svg:x="1.497cm" svg:y="0.379cm" svg:width="10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68" chart:class="chart:scatter">
            <chart:domain table:cell-range-address="Sheet1.J1:Sheet1.J68"/>
            <chart:regression-curve chart:style-name="ch7">
              <chart:equation chart:display-equation="true" chart:display-r-square="true"/>
            </chart:regression-curve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68</svg:desc>
                </draw:g>
              </table:table-cell>
              <table:table-cell office:value-type="float" office:value="6863">
                <text:p>6863</text:p>
                <draw:g>
                  <svg:desc>Sheet1.K1:Sheet1.K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9cm" svg:y="3.846cm" style:legend-expansion="high" chart:style-name="ch2"/>
        <chart:plot-area chart:style-name="ch3" table:cell-range-address="Sheet1.H1:Sheet1.I68" svg:x="0.32cm" svg:y="0.18cm" svg:width="12.229cm" svg:height="8.64cm">
          <chartooo:coordinate-region svg:x="1.497cm" svg:y="0.379cm" svg:width="10.4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68" chart:class="chart:scatter">
            <chart:domain table:cell-range-address="Sheet1.H1:Sheet1.H68"/>
            <chart:regression-curve chart:style-name="ch7">
              <chart:equation chart:display-equation="true" chart:display-r-square="true"/>
            </chart:regression-curve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68</svg:desc>
                </draw:g>
              </table:table-cell>
              <table:table-cell office:value-type="float" office:value="9629">
                <text:p>9629</text:p>
                <draw:g>
                  <svg:desc>Sheet1.I1:Sheet1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53253">
                <text:p>53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66296">
                <text:p>6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67741">
                <text:p>67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69726">
                <text:p>69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89994">
                <text:p>8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